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 style:data-style-name="N12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C Series</text:p>
          </table:table-cell>
          <table:covered-table-cell table:number-columns-repeated="3" table:style-name="ce1"/>
          <table:table-cell table:style-name="Default"/>
          <table:table-cell/>
          <table:table-cell table:style-name="ce1" office:value-type="string" calcext:value-type="string" table:number-columns-spanned="5" table:number-rows-spanned="1">
            <text:p>J Series</text:p>
          </table:table-cell>
          <table:covered-table-cell table:number-columns-repeated="4" table:style-name="ce1"/>
        </table:table-row>
        <table:table-row table:style-name="ro2">
          <table:table-cell table:style-name="ce2" office:value-type="string" calcext:value-type="string">
            <text:p>Irradiation Level</text:p>
          </table:table-cell>
          <table:table-cell table:style-name="ce2" office:value-type="string" calcext:value-type="string">
            <text:p>Spectrum #</text:p>
          </table:table-cell>
          <table:table-cell table:style-name="ce2" office:value-type="string" calcext:value-type="string">
            <text:p>Pk Centroid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% FWHM</text:p>
          </table:table-cell>
          <table:table-cell/>
          <table:table-cell table:style-name="ce2" office:value-type="string" calcext:value-type="string">
            <text:p>Irradiation Level</text:p>
          </table:table-cell>
          <table:table-cell table:style-name="ce2" office:value-type="string" calcext:value-type="string">
            <text:p>Spectrum #</text:p>
          </table:table-cell>
          <table:table-cell table:style-name="ce2" office:value-type="string" calcext:value-type="string">
            <text:p>Pk Centroid</text:p>
          </table:table-cell>
          <table:table-cell table:style-name="ce7" office:value-type="string" calcext:value-type="string">
            <text:p>FWHM</text:p>
          </table:table-cell>
          <table:table-cell table:style-name="ce2" office:value-type="string" calcext:value-type="string">
            <text:p>% FWHM</text:p>
          </table:table-cell>
        </table:table-row>
        <table:table-row table:style-name="ro2">
          <table:table-cell office:value-type="float" office:value="0" calcext:value-type="float" table:number-columns-spanned="1" table:number-rows-spanned="11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.32" calcext:value-type="float">
            <text:p>362.32</text:p>
          </table:table-cell>
          <table:table-cell office:value-type="float" office:value="35.49" calcext:value-type="float">
            <text:p>35.49</text:p>
          </table:table-cell>
          <table:table-cell table:formula="of:=[.D3]/[.C3]" office:value-type="percentage" office:value="0.097952086553323" calcext:value-type="percentage">
            <text:p>9.80%</text:p>
          </table:table-cell>
          <table:table-cell/>
          <table:table-cell office:value-type="float" office:value="0" calcext:value-type="float" table:number-columns-spanned="1" table:number-rows-spanned="11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.52" calcext:value-type="float">
            <text:p>461.52</text:p>
          </table:table-cell>
          <table:table-cell office:value-type="float" office:value="32.16" calcext:value-type="float">
            <text:p>32.16</text:p>
          </table:table-cell>
          <table:table-cell table:formula="of:=[.J3]/[.I3]" office:value-type="percentage" office:value="0.0696827873114925" calcext:value-type="percentage">
            <text:p>6.97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67.29" calcext:value-type="float">
            <text:p>367.29</text:p>
          </table:table-cell>
          <table:table-cell office:value-type="float" office:value="36.23" calcext:value-type="float">
            <text:p>36.23</text:p>
          </table:table-cell>
          <table:table-cell table:formula="of:=[.D4]/[.C4]" office:value-type="percentage" office:value="0.098641400528193" calcext:value-type="percentage">
            <text:p>9.86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51.64" calcext:value-type="float">
            <text:p>451.64</text:p>
          </table:table-cell>
          <table:table-cell office:value-type="float" office:value="32.59" calcext:value-type="float">
            <text:p>32.59</text:p>
          </table:table-cell>
          <table:table-cell table:formula="of:=[.J4]/[.I4]" office:value-type="percentage" office:value="0.072159241874059" calcext:value-type="percentage">
            <text:p>7.22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82.27" calcext:value-type="float">
            <text:p>382.27</text:p>
          </table:table-cell>
          <table:table-cell office:value-type="float" office:value="36.45" calcext:value-type="float">
            <text:p>36.45</text:p>
          </table:table-cell>
          <table:table-cell table:formula="of:=[.D5]/[.C5]" office:value-type="percentage" office:value="0.0953514531613781" calcext:value-type="percentage">
            <text:p>9.54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54.61" calcext:value-type="float">
            <text:p>454.61</text:p>
          </table:table-cell>
          <table:table-cell office:value-type="float" office:value="32.53" calcext:value-type="float">
            <text:p>32.53</text:p>
          </table:table-cell>
          <table:table-cell table:formula="of:=[.J5]/[.I5]" office:value-type="percentage" office:value="0.0715558390708519" calcext:value-type="percentage">
            <text:p>7.16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81.86" calcext:value-type="float">
            <text:p>381.86</text:p>
          </table:table-cell>
          <table:table-cell office:value-type="float" office:value="35.85" calcext:value-type="float">
            <text:p>35.85</text:p>
          </table:table-cell>
          <table:table-cell table:formula="of:=[.D6]/[.C6]" office:value-type="percentage" office:value="0.0938825747656209" calcext:value-type="percentage">
            <text:p>9.39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52.72" calcext:value-type="float">
            <text:p>452.72</text:p>
          </table:table-cell>
          <table:table-cell office:value-type="float" office:value="32.9" calcext:value-type="float">
            <text:p>32.9</text:p>
          </table:table-cell>
          <table:table-cell table:formula="of:=[.J6]/[.I6]" office:value-type="percentage" office:value="0.0726718501502032" calcext:value-type="percentage">
            <text:p>7.27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86.75" calcext:value-type="float">
            <text:p>386.75</text:p>
          </table:table-cell>
          <table:table-cell office:value-type="float" office:value="36.64" calcext:value-type="float">
            <text:p>36.64</text:p>
          </table:table-cell>
          <table:table-cell table:formula="of:=[.D7]/[.C7]" office:value-type="percentage" office:value="0.0947382029734971" calcext:value-type="percentage">
            <text:p>9.47%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55.11" calcext:value-type="float">
            <text:p>455.11</text:p>
          </table:table-cell>
          <table:table-cell office:value-type="float" office:value="32.72" calcext:value-type="float">
            <text:p>32.72</text:p>
          </table:table-cell>
          <table:table-cell table:formula="of:=[.J7]/[.I7]" office:value-type="percentage" office:value="0.0718947067741865" calcext:value-type="percentage">
            <text:p>7.19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67.05" calcext:value-type="float">
            <text:p>367.05</text:p>
          </table:table-cell>
          <table:table-cell office:value-type="float" office:value="38.37" calcext:value-type="float">
            <text:p>38.37</text:p>
          </table:table-cell>
          <table:table-cell table:formula="of:=[.D8]/[.C8]" office:value-type="percentage" office:value="0.104536166734777" calcext:value-type="percentage">
            <text:p>10.45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73.76" calcext:value-type="float">
            <text:p>473.76</text:p>
          </table:table-cell>
          <table:table-cell office:value-type="float" office:value="34.76" calcext:value-type="float">
            <text:p>34.76</text:p>
          </table:table-cell>
          <table:table-cell table:formula="of:=[.J8]/[.I8]" office:value-type="percentage" office:value="0.073370482944951" calcext:value-type="percentage">
            <text:p>7.34%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376.3" calcext:value-type="float">
            <text:p>376.3</text:p>
          </table:table-cell>
          <table:table-cell office:value-type="float" office:value="36.26" calcext:value-type="float">
            <text:p>36.26</text:p>
          </table:table-cell>
          <table:table-cell table:formula="of:=[.D9]/[.C9]" office:value-type="percentage" office:value="0.0963592878022854" calcext:value-type="percentage">
            <text:p>9.64%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459.68" calcext:value-type="float">
            <text:p>459.68</text:p>
          </table:table-cell>
          <table:table-cell office:value-type="float" office:value="33.03" calcext:value-type="float">
            <text:p>33.03</text:p>
          </table:table-cell>
          <table:table-cell table:formula="of:=[.J9]/[.I9]" office:value-type="percentage" office:value="0.0718543334493561" calcext:value-type="percentage">
            <text:p>7.1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3:.C9])" office:value-type="float" office:value="374.834285714286" calcext:value-type="float">
            <text:p>374.8</text:p>
          </table:table-cell>
          <table:table-cell table:style-name="ce10" table:formula="of:=AVERAGE([.D3:.D9])" office:value-type="float" office:value="36.47" calcext:value-type="float">
            <text:p>36.47</text:p>
          </table:table-cell>
          <table:table-cell table:style-name="ce12" table:formula="of:=AVERAGE([.E3:.E9])" office:value-type="percentage" office:value="0.0973515960741536" calcext:value-type="percentage">
            <text:p>9.74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3:.I9])" office:value-type="float" office:value="458.434285714286" calcext:value-type="float">
            <text:p>458.4</text:p>
          </table:table-cell>
          <table:table-cell table:style-name="ce10" table:formula="of:=AVERAGE([.J3:.J9])" office:value-type="float" office:value="32.9557142857143" calcext:value-type="float">
            <text:p>32.96</text:p>
          </table:table-cell>
          <table:table-cell table:style-name="ce12" table:formula="of:=AVERAGE([.K3:.K9])" office:value-type="percentage" office:value="0.0718841773678714" calcext:value-type="percentage">
            <text:p>7.1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3:.C9])" office:value-type="float" office:value="9.33543224698756" calcext:value-type="float">
            <text:p>9.3</text:p>
          </table:table-cell>
          <table:table-cell table:style-name="ce10" table:formula="of:=COM.MICROSOFT.STDEV.S([.D3:.D9])" office:value-type="float" office:value="0.920670045854285" calcext:value-type="float">
            <text:p>0.92</text:p>
          </table:table-cell>
          <table:table-cell table:style-name="ce12" table:formula="of:=COM.MICROSOFT.STDEV.S([.E3:.E9])" office:value-type="percentage" office:value="0.00359377748426092" calcext:value-type="percentage">
            <text:p>0.36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3:.I9])" office:value-type="float" office:value="7.64245130208638" calcext:value-type="float">
            <text:p>7.6</text:p>
          </table:table-cell>
          <table:table-cell table:style-name="ce10" table:formula="of:=COM.MICROSOFT.STDEV.S([.J3:.J9])" office:value-type="float" office:value="0.843383209517025" calcext:value-type="float">
            <text:p>0.84</text:p>
          </table:table-cell>
          <table:table-cell table:style-name="ce12" table:formula="of:=COM.MICROSOFT.STDEV.S([.K3:.K9])" office:value-type="percentage" office:value="0.00114456097176545" calcext:value-type="percentage">
            <text:p>0.11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3:.C9])" office:value-type="float" office:value="386.75" calcext:value-type="float">
            <text:p>386.75</text:p>
          </table:table-cell>
          <table:table-cell table:style-name="ce2" table:formula="of:=MAX([.D3:.D9])" office:value-type="float" office:value="38.37" calcext:value-type="float">
            <text:p>38.37</text:p>
          </table:table-cell>
          <table:table-cell table:style-name="ce12" table:formula="of:=MAX([.E3:.E9])" office:value-type="percentage" office:value="0.104536166734777" calcext:value-type="percentage">
            <text:p>10.45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3:.I9])" office:value-type="float" office:value="473.76" calcext:value-type="float">
            <text:p>473.76</text:p>
          </table:table-cell>
          <table:table-cell table:style-name="ce2" table:formula="of:=MAX([.J3:.J9])" office:value-type="float" office:value="34.76" calcext:value-type="float">
            <text:p>34.76</text:p>
          </table:table-cell>
          <table:table-cell table:style-name="ce12" table:formula="of:=MAX([.K3:.K9])" office:value-type="percentage" office:value="0.073370482944951" calcext:value-type="percentage">
            <text:p>7.34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3:.C9])" office:value-type="float" office:value="362.32" calcext:value-type="float">
            <text:p>362.32</text:p>
          </table:table-cell>
          <table:table-cell table:style-name="ce2" table:formula="of:=MIN([.D3:.D9])" office:value-type="float" office:value="35.49" calcext:value-type="float">
            <text:p>35.49</text:p>
          </table:table-cell>
          <table:table-cell table:style-name="ce12" table:formula="of:=MIN([.E3:.E9])" office:value-type="percentage" office:value="0.0938825747656209" calcext:value-type="percentage">
            <text:p>9.39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3:.I9])" office:value-type="float" office:value="451.64" calcext:value-type="float">
            <text:p>451.64</text:p>
          </table:table-cell>
          <table:table-cell table:style-name="ce2" table:formula="of:=MIN([.J3:.J9])" office:value-type="float" office:value="32.16" calcext:value-type="float">
            <text:p>32.16</text:p>
          </table:table-cell>
          <table:table-cell table:style-name="ce12" table:formula="of:=MIN([.K3:.K9])" office:value-type="percentage" office:value="0.0696827873114925" calcext:value-type="percentage">
            <text:p>6.97%</text:p>
          </table:table-cell>
        </table:table-row>
        <table:table-row table:style-name="ro3" table:number-rows-repeated="2"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0000000" calcext:value-type="float" table:number-columns-spanned="1" table:number-rows-spanned="10">
            <text:p>1.00E+07</text:p>
          </table:table-cell>
          <table:table-cell office:value-type="float" office:value="1" calcext:value-type="float">
            <text:p>1</text:p>
          </table:table-cell>
          <table:table-cell office:value-type="float" office:value="383.7" calcext:value-type="float">
            <text:p>383.7</text:p>
          </table:table-cell>
          <table:table-cell office:value-type="float" office:value="36.52" calcext:value-type="float">
            <text:p>36.52</text:p>
          </table:table-cell>
          <table:table-cell table:formula="of:=[.D16]/[.C16]" office:value-type="percentage" office:value="0.0951785248892364" calcext:value-type="percentage">
            <text:p>9.52%</text:p>
          </table:table-cell>
          <table:table-cell/>
          <table:table-cell table:style-name="ce5" office:value-type="float" office:value="10000000" calcext:value-type="float" table:number-columns-spanned="1" table:number-rows-spanned="10">
            <text:p>1.00E+07</text:p>
          </table:table-cell>
          <table:table-cell office:value-type="float" office:value="1" calcext:value-type="float">
            <text:p>1</text:p>
          </table:table-cell>
          <table:table-cell office:value-type="float" office:value="458.98" calcext:value-type="float">
            <text:p>458.98</text:p>
          </table:table-cell>
          <table:table-cell office:value-type="float" office:value="32.47" calcext:value-type="float">
            <text:p>32.47</text:p>
          </table:table-cell>
          <table:table-cell table:formula="of:=[.J16]/[.I16]" office:value-type="percentage" office:value="0.0707438232602728" calcext:value-type="percentage">
            <text:p>7.07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58.88" calcext:value-type="float">
            <text:p>358.88</text:p>
          </table:table-cell>
          <table:table-cell office:value-type="float" office:value="36.51" calcext:value-type="float">
            <text:p>36.51</text:p>
          </table:table-cell>
          <table:table-cell table:formula="of:=[.D17]/[.C17]" office:value-type="percentage" office:value="0.101733169861792" calcext:value-type="percentage">
            <text:p>10.17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61.32" calcext:value-type="float">
            <text:p>461.32</text:p>
          </table:table-cell>
          <table:table-cell office:value-type="float" office:value="33.59" calcext:value-type="float">
            <text:p>33.59</text:p>
          </table:table-cell>
          <table:table-cell table:formula="of:=[.J17]/[.I17]" office:value-type="percentage" office:value="0.0728127980577473" calcext:value-type="percentage">
            <text:p>7.28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65.51" calcext:value-type="float">
            <text:p>365.51</text:p>
          </table:table-cell>
          <table:table-cell office:value-type="float" office:value="38.54" calcext:value-type="float">
            <text:p>38.54</text:p>
          </table:table-cell>
          <table:table-cell table:formula="of:=[.D18]/[.C18]" office:value-type="percentage" office:value="0.105441711581079" calcext:value-type="percentage">
            <text:p>10.54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52.91" calcext:value-type="float">
            <text:p>452.91</text:p>
          </table:table-cell>
          <table:table-cell office:value-type="float" office:value="34.69" calcext:value-type="float">
            <text:p>34.69</text:p>
          </table:table-cell>
          <table:table-cell table:formula="of:=[.J18]/[.I18]" office:value-type="percentage" office:value="0.0765935837142037" calcext:value-type="percentage">
            <text:p>7.66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76.23" calcext:value-type="float">
            <text:p>376.23</text:p>
          </table:table-cell>
          <table:table-cell office:value-type="float" office:value="36.49" calcext:value-type="float">
            <text:p>36.49</text:p>
          </table:table-cell>
          <table:table-cell table:formula="of:=[.D19]/[.C19]" office:value-type="percentage" office:value="0.0969885442415544" calcext:value-type="percentage">
            <text:p>9.70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63.6" calcext:value-type="float">
            <text:p>463.6</text:p>
          </table:table-cell>
          <table:table-cell office:value-type="float" office:value="33.11" calcext:value-type="float">
            <text:p>33.11</text:p>
          </table:table-cell>
          <table:table-cell table:formula="of:=[.J19]/[.I19]" office:value-type="percentage" office:value="0.0714193270060397" calcext:value-type="percentage">
            <text:p>7.14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35" calcext:value-type="float">
            <text:p>35</text:p>
          </table:table-cell>
          <table:table-cell table:formula="of:=[.D20]/[.C20]" office:value-type="percentage" office:value="0.0958904109589041" calcext:value-type="percentage">
            <text:p>9.59%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64.45" calcext:value-type="float">
            <text:p>464.45</text:p>
          </table:table-cell>
          <table:table-cell office:value-type="float" office:value="33.87" calcext:value-type="float">
            <text:p>33.87</text:p>
          </table:table-cell>
          <table:table-cell table:formula="of:=[.J20]/[.I20]" office:value-type="percentage" office:value="0.0729249650123802" calcext:value-type="percentage">
            <text:p>7.29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62.44" calcext:value-type="float">
            <text:p>362.44</text:p>
          </table:table-cell>
          <table:table-cell office:value-type="float" office:value="36.38" calcext:value-type="float">
            <text:p>36.38</text:p>
          </table:table-cell>
          <table:table-cell table:formula="of:=[.D21]/[.C21]" office:value-type="percentage" office:value="0.100375234521576" calcext:value-type="percentage">
            <text:p>10.04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56.47" calcext:value-type="float">
            <text:p>456.47</text:p>
          </table:table-cell>
          <table:table-cell office:value-type="float" office:value="36.57" calcext:value-type="float">
            <text:p>36.57</text:p>
          </table:table-cell>
          <table:table-cell table:formula="of:=[.J21]/[.I21]" office:value-type="percentage" office:value="0.0801147939623633" calcext:value-type="percentage">
            <text:p>8.01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15:.C21])" office:value-type="float" office:value="368.626666666667" calcext:value-type="float">
            <text:p>368.6</text:p>
          </table:table-cell>
          <table:table-cell table:style-name="ce10" table:formula="of:=AVERAGE([.D15:.D21])" office:value-type="float" office:value="36.5733333333333" calcext:value-type="float">
            <text:p>36.57</text:p>
          </table:table-cell>
          <table:table-cell table:style-name="ce12" table:formula="of:=AVERAGE([.E16:.E21])" office:value-type="percentage" office:value="0.0992679326756903" calcext:value-type="percentage">
            <text:p>9.93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15:.I21])" office:value-type="float" office:value="459.621666666667" calcext:value-type="float">
            <text:p>459.6</text:p>
          </table:table-cell>
          <table:table-cell table:style-name="ce10" table:formula="of:=AVERAGE([.J15:.J21])" office:value-type="float" office:value="34.05" calcext:value-type="float">
            <text:p>34.05</text:p>
          </table:table-cell>
          <table:table-cell table:style-name="ce12" table:formula="of:=AVERAGE([.K16:.K21])" office:value-type="percentage" office:value="0.0741015485021679" calcext:value-type="percentage">
            <text:p>7.41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15:.C21])" office:value-type="float" office:value="9.39313295267701" calcext:value-type="float">
            <text:p>9.4</text:p>
          </table:table-cell>
          <table:table-cell table:style-name="ce10" table:formula="of:=COM.MICROSOFT.STDEV.S([.D15:.D21])" office:value-type="float" office:value="1.13086987167696" calcext:value-type="float">
            <text:p>1.13</text:p>
          </table:table-cell>
          <table:table-cell table:style-name="ce12" table:formula="of:=COM.MICROSOFT.STDEV.S([.E16:.E21])" office:value-type="percentage" office:value="0.00396851555015733" calcext:value-type="percentage">
            <text:p>0.40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15:.I21])" office:value-type="float" office:value="4.41396609260499" calcext:value-type="float">
            <text:p>4.4</text:p>
          </table:table-cell>
          <table:table-cell table:style-name="ce10" table:formula="of:=COM.MICROSOFT.STDEV.S([.J15:.J21])" office:value-type="float" office:value="1.44111068277215" calcext:value-type="float">
            <text:p>1.44</text:p>
          </table:table-cell>
          <table:table-cell table:style-name="ce12" table:formula="of:=COM.MICROSOFT.STDEV.S([.K16:.K21])" office:value-type="percentage" office:value="0.00357444311280441" calcext:value-type="percentage">
            <text:p>0.3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15:.C21])" office:value-type="float" office:value="383.7" calcext:value-type="float">
            <text:p>383.7</text:p>
          </table:table-cell>
          <table:table-cell table:style-name="ce2" table:formula="of:=MAX([.D15:.D21])" office:value-type="float" office:value="38.54" calcext:value-type="float">
            <text:p>38.54</text:p>
          </table:table-cell>
          <table:table-cell table:style-name="ce12" table:formula="of:=MAX([.E16:.E21])" office:value-type="percentage" office:value="0.105441711581079" calcext:value-type="percentage">
            <text:p>10.54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15:.I21])" office:value-type="float" office:value="464.45" calcext:value-type="float">
            <text:p>464.45</text:p>
          </table:table-cell>
          <table:table-cell table:style-name="ce2" table:formula="of:=MAX([.J15:.J21])" office:value-type="float" office:value="36.57" calcext:value-type="float">
            <text:p>36.57</text:p>
          </table:table-cell>
          <table:table-cell table:style-name="ce12" table:formula="of:=MAX([.K16:.K21])" office:value-type="percentage" office:value="0.0801147939623633" calcext:value-type="percentage">
            <text:p>8.01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15:.C21])" office:value-type="float" office:value="358.88" calcext:value-type="float">
            <text:p>358.88</text:p>
          </table:table-cell>
          <table:table-cell table:style-name="ce2" table:formula="of:=MIN([.D15:.D21])" office:value-type="float" office:value="35" calcext:value-type="float">
            <text:p>35</text:p>
          </table:table-cell>
          <table:table-cell table:style-name="ce12" table:formula="of:=MIN([.E16:.E21])" office:value-type="percentage" office:value="0.0951785248892364" calcext:value-type="percentage">
            <text:p>9.52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15:.I21])" office:value-type="float" office:value="452.91" calcext:value-type="float">
            <text:p>452.91</text:p>
          </table:table-cell>
          <table:table-cell table:style-name="ce2" table:formula="of:=MIN([.J15:.J21])" office:value-type="float" office:value="32.47" calcext:value-type="float">
            <text:p>32.47</text:p>
          </table:table-cell>
          <table:table-cell table:style-name="ce12" table:formula="of:=MIN([.K16:.K21])" office:value-type="percentage" office:value="0.0707438232602728" calcext:value-type="percentage">
            <text:p>7.07%</text:p>
          </table:table-cell>
        </table:table-row>
        <table:table-row table:style-name="ro3" table:number-rows-repeated="2"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5800000" calcext:value-type="float" table:number-columns-spanned="1" table:number-rows-spanned="10">
            <text:p>1.58E+07</text:p>
          </table:table-cell>
          <table:table-cell office:value-type="float" office:value="1" calcext:value-type="float">
            <text:p>1</text:p>
          </table:table-cell>
          <table:table-cell office:value-type="float" office:value="365.47" calcext:value-type="float">
            <text:p>365.47</text:p>
          </table:table-cell>
          <table:table-cell office:value-type="float" office:value="36.4" calcext:value-type="float">
            <text:p>36.4</text:p>
          </table:table-cell>
          <table:table-cell table:formula="of:=[.D28]/[.C28]" office:value-type="percentage" office:value="0.0995977782034093" calcext:value-type="percentage">
            <text:p>9.96%</text:p>
          </table:table-cell>
          <table:table-cell/>
          <table:table-cell table:style-name="ce5" office:value-type="float" office:value="15800000" calcext:value-type="float" table:number-columns-spanned="1" table:number-rows-spanned="10">
            <text:p>1.58E+07</text:p>
          </table:table-cell>
          <table:table-cell office:value-type="float" office:value="1" calcext:value-type="float">
            <text:p>1</text:p>
          </table:table-cell>
          <table:table-cell office:value-type="float" office:value="461.33" calcext:value-type="float">
            <text:p>461.33</text:p>
          </table:table-cell>
          <table:table-cell office:value-type="float" office:value="33.98" calcext:value-type="float">
            <text:p>33.98</text:p>
          </table:table-cell>
          <table:table-cell table:formula="of:=[.J28]/[.I28]" office:value-type="percentage" office:value="0.0736566015650402" calcext:value-type="percentage">
            <text:p>7.37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67.03" calcext:value-type="float">
            <text:p>367.03</text:p>
          </table:table-cell>
          <table:table-cell office:value-type="float" office:value="37.1" calcext:value-type="float">
            <text:p>37.1</text:p>
          </table:table-cell>
          <table:table-cell table:formula="of:=[.D29]/[.C29]" office:value-type="percentage" office:value="0.101081655450508" calcext:value-type="percentage">
            <text:p>10.11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48.54" calcext:value-type="float">
            <text:p>448.54</text:p>
          </table:table-cell>
          <table:table-cell office:value-type="float" office:value="36.56" calcext:value-type="float">
            <text:p>36.56</text:p>
          </table:table-cell>
          <table:table-cell table:formula="of:=[.J29]/[.I29]" office:value-type="percentage" office:value="0.0815088955277121" calcext:value-type="percentage">
            <text:p>8.15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81.05" calcext:value-type="float">
            <text:p>381.05</text:p>
          </table:table-cell>
          <table:table-cell office:value-type="float" office:value="38.09" calcext:value-type="float">
            <text:p>38.09</text:p>
          </table:table-cell>
          <table:table-cell table:formula="of:=[.D30]/[.C30]" office:value-type="percentage" office:value="0.0999606350872589" calcext:value-type="percentage">
            <text:p>10.00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46.25" calcext:value-type="float">
            <text:p>446.25</text:p>
          </table:table-cell>
          <table:table-cell office:value-type="float" office:value="36" calcext:value-type="float">
            <text:p>36</text:p>
          </table:table-cell>
          <table:table-cell table:formula="of:=[.J30]/[.I30]" office:value-type="percentage" office:value="0.080672268907563" calcext:value-type="percentage">
            <text:p>8.07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78.84" calcext:value-type="float">
            <text:p>378.84</text:p>
          </table:table-cell>
          <table:table-cell office:value-type="float" office:value="36.4" calcext:value-type="float">
            <text:p>36.4</text:p>
          </table:table-cell>
          <table:table-cell table:formula="of:=[.D31]/[.C31]" office:value-type="percentage" office:value="0.0960827790096083" calcext:value-type="percentage">
            <text:p>9.61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45.28" calcext:value-type="float">
            <text:p>445.28</text:p>
          </table:table-cell>
          <table:table-cell office:value-type="float" office:value="35.02" calcext:value-type="float">
            <text:p>35.02</text:p>
          </table:table-cell>
          <table:table-cell table:formula="of:=[.J31]/[.I31]" office:value-type="percentage" office:value="0.0786471433704635" calcext:value-type="percentage">
            <text:p>7.86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72.01" calcext:value-type="float">
            <text:p>372.01</text:p>
          </table:table-cell>
          <table:table-cell office:value-type="float" office:value="36.59" calcext:value-type="float">
            <text:p>36.59</text:p>
          </table:table-cell>
          <table:table-cell table:formula="of:=[.D32]/[.C32]" office:value-type="percentage" office:value="0.0983575710330368" calcext:value-type="percentage">
            <text:p>9.84%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55.64" calcext:value-type="float">
            <text:p>455.64</text:p>
          </table:table-cell>
          <table:table-cell office:value-type="float" office:value="33.35" calcext:value-type="float">
            <text:p>33.35</text:p>
          </table:table-cell>
          <table:table-cell table:formula="of:=[.J32]/[.I32]" office:value-type="percentage" office:value="0.0731937494513212" calcext:value-type="percentage">
            <text:p>7.32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68.97" calcext:value-type="float">
            <text:p>368.97</text:p>
          </table:table-cell>
          <table:table-cell office:value-type="float" office:value="38.45" calcext:value-type="float">
            <text:p>38.45</text:p>
          </table:table-cell>
          <table:table-cell table:formula="of:=[.D33]/[.C33]" office:value-type="percentage" office:value="0.104209014283004" calcext:value-type="percentage">
            <text:p>10.42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55.87" calcext:value-type="float">
            <text:p>455.87</text:p>
          </table:table-cell>
          <table:table-cell office:value-type="float" office:value="33.39" calcext:value-type="float">
            <text:p>33.39</text:p>
          </table:table-cell>
          <table:table-cell table:formula="of:=[.J33]/[.I33]" office:value-type="percentage" office:value="0.0732445653366091" calcext:value-type="percentage">
            <text:p>7.32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27:.C33])" office:value-type="float" office:value="372.228333333333" calcext:value-type="float">
            <text:p>372.2</text:p>
          </table:table-cell>
          <table:table-cell table:style-name="ce10" table:formula="of:=AVERAGE([.D27:.D33])" office:value-type="float" office:value="37.1716666666667" calcext:value-type="float">
            <text:p>37.17</text:p>
          </table:table-cell>
          <table:table-cell table:style-name="ce12" table:formula="of:=AVERAGE([.E28:.E33])" office:value-type="percentage" office:value="0.0998815721778042" calcext:value-type="percentage">
            <text:p>9.99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27:.I33])" office:value-type="float" office:value="452.151666666667" calcext:value-type="float">
            <text:p>452.2</text:p>
          </table:table-cell>
          <table:table-cell table:style-name="ce10" table:formula="of:=AVERAGE([.J27:.J33])" office:value-type="float" office:value="34.7166666666667" calcext:value-type="float">
            <text:p>34.72</text:p>
          </table:table-cell>
          <table:table-cell table:style-name="ce12" table:formula="of:=AVERAGE([.K28:.K33])" office:value-type="percentage" office:value="0.0768205373597849" calcext:value-type="percentage">
            <text:p>7.68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27:.C33])" office:value-type="float" office:value="6.40153236863382" calcext:value-type="float">
            <text:p>6.4</text:p>
          </table:table-cell>
          <table:table-cell table:style-name="ce10" table:formula="of:=COM.MICROSOFT.STDEV.S([.D27:.D33])" office:value-type="float" office:value="0.895754802759477" calcext:value-type="float">
            <text:p>0.90</text:p>
          </table:table-cell>
          <table:table-cell table:style-name="ce12" table:formula="of:=COM.MICROSOFT.STDEV.S([.E28:.E33])" office:value-type="percentage" office:value="0.00272055707614522" calcext:value-type="percentage">
            <text:p>0.27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27:.I33])" office:value-type="float" office:value="6.40827407861638" calcext:value-type="float">
            <text:p>6.4</text:p>
          </table:table-cell>
          <table:table-cell table:style-name="ce10" table:formula="of:=COM.MICROSOFT.STDEV.S([.J27:.J33])" office:value-type="float" office:value="1.36435576982936" calcext:value-type="float">
            <text:p>1.36</text:p>
          </table:table-cell>
          <table:table-cell table:style-name="ce12" table:formula="of:=COM.MICROSOFT.STDEV.S([.K28:.K33])" office:value-type="percentage" office:value="0.00390140189936765" calcext:value-type="percentage">
            <text:p>0.3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27:.C33])" office:value-type="float" office:value="381.05" calcext:value-type="float">
            <text:p>381.05</text:p>
          </table:table-cell>
          <table:table-cell table:style-name="ce2" table:formula="of:=MAX([.D27:.D33])" office:value-type="float" office:value="38.45" calcext:value-type="float">
            <text:p>38.45</text:p>
          </table:table-cell>
          <table:table-cell table:style-name="ce12" table:formula="of:=MAX([.E28:.E33])" office:value-type="percentage" office:value="0.104209014283004" calcext:value-type="percentage">
            <text:p>10.42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27:.I33])" office:value-type="float" office:value="461.33" calcext:value-type="float">
            <text:p>461.33</text:p>
          </table:table-cell>
          <table:table-cell table:style-name="ce2" table:formula="of:=MAX([.J27:.J33])" office:value-type="float" office:value="36.56" calcext:value-type="float">
            <text:p>36.56</text:p>
          </table:table-cell>
          <table:table-cell table:style-name="ce12" table:formula="of:=MAX([.K28:.K33])" office:value-type="percentage" office:value="0.0815088955277121" calcext:value-type="percentage">
            <text:p>8.15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27:.C33])" office:value-type="float" office:value="365.47" calcext:value-type="float">
            <text:p>365.47</text:p>
          </table:table-cell>
          <table:table-cell table:style-name="ce2" table:formula="of:=MIN([.D27:.D33])" office:value-type="float" office:value="36.4" calcext:value-type="float">
            <text:p>36.4</text:p>
          </table:table-cell>
          <table:table-cell table:style-name="ce12" table:formula="of:=MIN([.E28:.E33])" office:value-type="percentage" office:value="0.0960827790096083" calcext:value-type="percentage">
            <text:p>9.61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27:.I33])" office:value-type="float" office:value="445.28" calcext:value-type="float">
            <text:p>445.28</text:p>
          </table:table-cell>
          <table:table-cell table:style-name="ce2" table:formula="of:=MIN([.J27:.J33])" office:value-type="float" office:value="33.35" calcext:value-type="float">
            <text:p>33.35</text:p>
          </table:table-cell>
          <table:table-cell table:style-name="ce12" table:formula="of:=MIN([.K28:.K33])" office:value-type="percentage" office:value="0.0731937494513212" calcext:value-type="percentage">
            <text:p>7.32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25100000" calcext:value-type="float" table:number-columns-spanned="1" table:number-rows-spanned="10">
            <text:p>2.51E+07</text:p>
          </table:table-cell>
          <table:table-cell office:value-type="float" office:value="1" calcext:value-type="float">
            <text:p>1</text:p>
          </table:table-cell>
          <table:table-cell office:value-type="float" office:value="338.47" calcext:value-type="float">
            <text:p>338.47</text:p>
          </table:table-cell>
          <table:table-cell office:value-type="float" office:value="38.93" calcext:value-type="float">
            <text:p>38.93</text:p>
          </table:table-cell>
          <table:table-cell table:formula="of:=[.D40]/[.C40]" office:value-type="percentage" office:value="0.115017579105977" calcext:value-type="percentage">
            <text:p>11.50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463.76" calcext:value-type="float">
            <text:p>463.76</text:p>
          </table:table-cell>
          <table:table-cell office:value-type="float" office:value="34.85" calcext:value-type="float">
            <text:p>34.85</text:p>
          </table:table-cell>
          <table:table-cell table:formula="of:=[.J40]/[.I40]" office:value-type="percentage" office:value="0.0751466275659824" calcext:value-type="percentage">
            <text:p>7.51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56.45" calcext:value-type="float">
            <text:p>356.45</text:p>
          </table:table-cell>
          <table:table-cell office:value-type="float" office:value="36.48" calcext:value-type="float">
            <text:p>36.48</text:p>
          </table:table-cell>
          <table:table-cell table:formula="of:=[.D41]/[.C41]" office:value-type="percentage" office:value="0.102342544536401" calcext:value-type="percentage">
            <text:p>10.23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45.35" calcext:value-type="float">
            <text:p>445.35</text:p>
          </table:table-cell>
          <table:table-cell office:value-type="float" office:value="33.93" calcext:value-type="float">
            <text:p>33.93</text:p>
          </table:table-cell>
          <table:table-cell table:formula="of:=[.J41]/[.I41]" office:value-type="percentage" office:value="0.0761872684405524" calcext:value-type="percentage">
            <text:p>7.62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49.71" calcext:value-type="float">
            <text:p>349.71</text:p>
          </table:table-cell>
          <table:table-cell office:value-type="float" office:value="38.57" calcext:value-type="float">
            <text:p>38.57</text:p>
          </table:table-cell>
          <table:table-cell table:formula="of:=[.D42]/[.C42]" office:value-type="percentage" office:value="0.11029138428984" calcext:value-type="percentage">
            <text:p>11.03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53.59" calcext:value-type="float">
            <text:p>453.59</text:p>
          </table:table-cell>
          <table:table-cell office:value-type="float" office:value="32.89" calcext:value-type="float">
            <text:p>32.89</text:p>
          </table:table-cell>
          <table:table-cell table:formula="of:=[.J42]/[.I42]" office:value-type="percentage" office:value="0.0725104168963161" calcext:value-type="percentage">
            <text:p>7.25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80.56" calcext:value-type="float">
            <text:p>380.56</text:p>
          </table:table-cell>
          <table:table-cell office:value-type="float" office:value="38.37" calcext:value-type="float">
            <text:p>38.37</text:p>
          </table:table-cell>
          <table:table-cell table:formula="of:=[.D43]/[.C43]" office:value-type="percentage" office:value="0.100825099852848" calcext:value-type="percentage">
            <text:p>10.08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43.36" calcext:value-type="float">
            <text:p>443.36</text:p>
          </table:table-cell>
          <table:table-cell office:value-type="float" office:value="32.73" calcext:value-type="float">
            <text:p>32.73</text:p>
          </table:table-cell>
          <table:table-cell table:formula="of:=[.J43]/[.I43]" office:value-type="percentage" office:value="0.0738226272103934" calcext:value-type="percentage">
            <text:p>7.38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62.97" calcext:value-type="float">
            <text:p>362.97</text:p>
          </table:table-cell>
          <table:table-cell office:value-type="float" office:value="36.89" calcext:value-type="float">
            <text:p>36.89</text:p>
          </table:table-cell>
          <table:table-cell table:formula="of:=[.D44]/[.C44]" office:value-type="percentage" office:value="0.101633743835579" calcext:value-type="percentage">
            <text:p>10.16%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49.92" calcext:value-type="float">
            <text:p>449.92</text:p>
          </table:table-cell>
          <table:table-cell office:value-type="float" office:value="32.53" calcext:value-type="float">
            <text:p>32.53</text:p>
          </table:table-cell>
          <table:table-cell table:formula="of:=[.J44]/[.I44]" office:value-type="percentage" office:value="0.0723017425320057" calcext:value-type="percentage">
            <text:p>7.23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77.18" calcext:value-type="float">
            <text:p>377.18</text:p>
          </table:table-cell>
          <table:table-cell office:value-type="float" office:value="37.43" calcext:value-type="float">
            <text:p>37.43</text:p>
          </table:table-cell>
          <table:table-cell table:formula="of:=[.D45]/[.C45]" office:value-type="percentage" office:value="0.0992364388355692" calcext:value-type="percentage">
            <text:p>9.92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48.65" calcext:value-type="float">
            <text:p>448.65</text:p>
          </table:table-cell>
          <table:table-cell office:value-type="float" office:value="33.89" calcext:value-type="float">
            <text:p>33.89</text:p>
          </table:table-cell>
          <table:table-cell table:formula="of:=[.J45]/[.I45]" office:value-type="percentage" office:value="0.075537724283963" calcext:value-type="percentage">
            <text:p>7.55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39:.C45])" office:value-type="float" office:value="360.89" calcext:value-type="float">
            <text:p>360.9</text:p>
          </table:table-cell>
          <table:table-cell table:style-name="ce10" table:formula="of:=AVERAGE([.D39:.D45])" office:value-type="float" office:value="37.7783333333333" calcext:value-type="float">
            <text:p>37.78</text:p>
          </table:table-cell>
          <table:table-cell table:style-name="ce12" table:formula="of:=AVERAGE([.E40:.E45])" office:value-type="percentage" office:value="0.104891131742702" calcext:value-type="percentage">
            <text:p>10.49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39:.I45])" office:value-type="float" office:value="450.771666666667" calcext:value-type="float">
            <text:p>450.8</text:p>
          </table:table-cell>
          <table:table-cell table:style-name="ce10" table:formula="of:=AVERAGE([.J39:.J45])" office:value-type="float" office:value="33.47" calcext:value-type="float">
            <text:p>33.47</text:p>
          </table:table-cell>
          <table:table-cell table:style-name="ce12" table:formula="of:=AVERAGE([.K40:.K45])" office:value-type="percentage" office:value="0.0742510678215355" calcext:value-type="percentage">
            <text:p>7.43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39:.C45])" office:value-type="float" office:value="16.149066846106" calcext:value-type="float">
            <text:p>16.1</text:p>
          </table:table-cell>
          <table:table-cell table:style-name="ce10" table:formula="of:=COM.MICROSOFT.STDEV.S([.D39:.D45])" office:value-type="float" office:value="0.989877096748211" calcext:value-type="float">
            <text:p>0.99</text:p>
          </table:table-cell>
          <table:table-cell table:style-name="ce12" table:formula="of:=COM.MICROSOFT.STDEV.S([.E40:.E45])" office:value-type="percentage" office:value="0.00628206500607769" calcext:value-type="percentage">
            <text:p>0.63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39:.I45])" office:value-type="float" office:value="7.29649070900981" calcext:value-type="float">
            <text:p>7.3</text:p>
          </table:table-cell>
          <table:table-cell table:style-name="ce10" table:formula="of:=COM.MICROSOFT.STDEV.S([.J39:.J45])" office:value-type="float" office:value="0.901110426085505" calcext:value-type="float">
            <text:p>0.90</text:p>
          </table:table-cell>
          <table:table-cell table:style-name="ce12" table:formula="of:=COM.MICROSOFT.STDEV.S([.K40:.K45])" office:value-type="percentage" office:value="0.00162601851344966" calcext:value-type="percentage">
            <text:p>0.1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39:.C45])" office:value-type="float" office:value="380.56" calcext:value-type="float">
            <text:p>380.56</text:p>
          </table:table-cell>
          <table:table-cell table:style-name="ce2" table:formula="of:=MAX([.D39:.D45])" office:value-type="float" office:value="38.93" calcext:value-type="float">
            <text:p>38.93</text:p>
          </table:table-cell>
          <table:table-cell table:style-name="ce12" table:formula="of:=MAX([.E40:.E45])" office:value-type="percentage" office:value="0.115017579105977" calcext:value-type="percentage">
            <text:p>11.50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39:.I45])" office:value-type="float" office:value="463.76" calcext:value-type="float">
            <text:p>463.76</text:p>
          </table:table-cell>
          <table:table-cell table:style-name="ce2" table:formula="of:=MAX([.J39:.J45])" office:value-type="float" office:value="34.85" calcext:value-type="float">
            <text:p>34.85</text:p>
          </table:table-cell>
          <table:table-cell table:style-name="ce12" table:formula="of:=MAX([.K40:.K45])" office:value-type="percentage" office:value="0.0761872684405524" calcext:value-type="percentage">
            <text:p>7.62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39:.C45])" office:value-type="float" office:value="338.47" calcext:value-type="float">
            <text:p>338.47</text:p>
          </table:table-cell>
          <table:table-cell table:style-name="ce2" table:formula="of:=MIN([.D39:.D45])" office:value-type="float" office:value="36.48" calcext:value-type="float">
            <text:p>36.48</text:p>
          </table:table-cell>
          <table:table-cell table:style-name="ce12" table:formula="of:=MIN([.E40:.E45])" office:value-type="percentage" office:value="0.0992364388355692" calcext:value-type="percentage">
            <text:p>9.92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39:.I45])" office:value-type="float" office:value="443.36" calcext:value-type="float">
            <text:p>443.36</text:p>
          </table:table-cell>
          <table:table-cell table:style-name="ce2" table:formula="of:=MIN([.J39:.J45])" office:value-type="float" office:value="32.53" calcext:value-type="float">
            <text:p>32.53</text:p>
          </table:table-cell>
          <table:table-cell table:style-name="ce12" table:formula="of:=MIN([.K40:.K45])" office:value-type="percentage" office:value="0.0723017425320057" calcext:value-type="percentage">
            <text:p>7.23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39800000" calcext:value-type="float" table:number-columns-spanned="1" table:number-rows-spanned="10">
            <text:p>3.98E+07</text:p>
          </table:table-cell>
          <table:table-cell office:value-type="float" office:value="1" calcext:value-type="float">
            <text:p>1</text:p>
          </table:table-cell>
          <table:table-cell office:value-type="float" office:value="370.77" calcext:value-type="float">
            <text:p>370.77</text:p>
          </table:table-cell>
          <table:table-cell office:value-type="float" office:value="35.11" calcext:value-type="float">
            <text:p>35.11</text:p>
          </table:table-cell>
          <table:table-cell table:formula="of:=[.D52]/[.C52]" office:value-type="percentage" office:value="0.0946948242845969" calcext:value-type="percentage">
            <text:p>9.47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422.25" calcext:value-type="float">
            <text:p>422.25</text:p>
          </table:table-cell>
          <table:table-cell office:value-type="float" office:value="34.45" calcext:value-type="float">
            <text:p>34.45</text:p>
          </table:table-cell>
          <table:table-cell table:formula="of:=[.J52]/[.I52]" office:value-type="percentage" office:value="0.0815867377146241" calcext:value-type="percentage">
            <text:p>8.16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55.53" calcext:value-type="float">
            <text:p>355.53</text:p>
          </table:table-cell>
          <table:table-cell office:value-type="float" office:value="37.42" calcext:value-type="float">
            <text:p>37.42</text:p>
          </table:table-cell>
          <table:table-cell table:formula="of:=[.D53]/[.C53]" office:value-type="percentage" office:value="0.105251314938261" calcext:value-type="percentage">
            <text:p>10.53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43.59" calcext:value-type="float">
            <text:p>443.59</text:p>
          </table:table-cell>
          <table:table-cell office:value-type="float" office:value="34.5" calcext:value-type="float">
            <text:p>34.5</text:p>
          </table:table-cell>
          <table:table-cell table:formula="of:=[.J53]/[.I53]" office:value-type="percentage" office:value="0.0777745215176176" calcext:value-type="percentage">
            <text:p>7.78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.92" calcext:value-type="float">
            <text:p>35.92</text:p>
          </table:table-cell>
          <table:table-cell table:formula="of:=[.D54]/[.C54]" office:value-type="percentage" office:value="0.101488994999011" calcext:value-type="percentage">
            <text:p>10.15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42.44" calcext:value-type="float">
            <text:p>442.44</text:p>
          </table:table-cell>
          <table:table-cell office:value-type="float" office:value="33.74" calcext:value-type="float">
            <text:p>33.74</text:p>
          </table:table-cell>
          <table:table-cell table:formula="of:=[.J54]/[.I54]" office:value-type="percentage" office:value="0.0762589277642166" calcext:value-type="percentage">
            <text:p>7.63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53.55" calcext:value-type="float">
            <text:p>353.55</text:p>
          </table:table-cell>
          <table:table-cell office:value-type="float" office:value="35.76" calcext:value-type="float">
            <text:p>35.76</text:p>
          </table:table-cell>
          <table:table-cell table:formula="of:=[.D55]/[.C55]" office:value-type="percentage" office:value="0.10114552397115" calcext:value-type="percentage">
            <text:p>10.11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50.71" calcext:value-type="float">
            <text:p>450.71</text:p>
          </table:table-cell>
          <table:table-cell office:value-type="float" office:value="33.88" calcext:value-type="float">
            <text:p>33.88</text:p>
          </table:table-cell>
          <table:table-cell table:formula="of:=[.J55]/[.I55]" office:value-type="percentage" office:value="0.0751702868806994" calcext:value-type="percentage">
            <text:p>7.52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70.36" calcext:value-type="float">
            <text:p>370.36</text:p>
          </table:table-cell>
          <table:table-cell office:value-type="float" office:value="36.8" calcext:value-type="float">
            <text:p>36.8</text:p>
          </table:table-cell>
          <table:table-cell table:formula="of:=[.D56]/[.C56]" office:value-type="percentage" office:value="0.0993627821579004" calcext:value-type="percentage">
            <text:p>9.94%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51.84" calcext:value-type="float">
            <text:p>451.84</text:p>
          </table:table-cell>
          <table:table-cell office:value-type="float" office:value="33.7" calcext:value-type="float">
            <text:p>33.7</text:p>
          </table:table-cell>
          <table:table-cell table:formula="of:=[.J56]/[.I56]" office:value-type="percentage" office:value="0.0745839235127479" calcext:value-type="percentage">
            <text:p>7.46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64.36" calcext:value-type="float">
            <text:p>364.36</text:p>
          </table:table-cell>
          <table:table-cell office:value-type="float" office:value="37.87" calcext:value-type="float">
            <text:p>37.87</text:p>
          </table:table-cell>
          <table:table-cell table:formula="of:=[.D57]/[.C57]" office:value-type="percentage" office:value="0.103935668020639" calcext:value-type="percentage">
            <text:p>10.39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49.01" calcext:value-type="float">
            <text:p>449.01</text:p>
          </table:table-cell>
          <table:table-cell office:value-type="float" office:value="33.04" calcext:value-type="float">
            <text:p>33.04</text:p>
          </table:table-cell>
          <table:table-cell table:formula="of:=[.J57]/[.I57]" office:value-type="percentage" office:value="0.0735841072581902" calcext:value-type="percentage">
            <text:p>7.3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51:.C57])" office:value-type="float" office:value="361.416666666667" calcext:value-type="float">
            <text:p>361.4</text:p>
          </table:table-cell>
          <table:table-cell table:style-name="ce10" table:formula="of:=AVERAGE([.D51:.D57])" office:value-type="float" office:value="36.48" calcext:value-type="float">
            <text:p>36.48</text:p>
          </table:table-cell>
          <table:table-cell table:style-name="ce12" table:formula="of:=AVERAGE([.E52:.E57])" office:value-type="percentage" office:value="0.10097985139526" calcext:value-type="percentage">
            <text:p>10.10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51:.I57])" office:value-type="float" office:value="443.306666666667" calcext:value-type="float">
            <text:p>443.3</text:p>
          </table:table-cell>
          <table:table-cell table:style-name="ce10" table:formula="of:=AVERAGE([.J51:.J57])" office:value-type="float" office:value="33.885" calcext:value-type="float">
            <text:p>33.89</text:p>
          </table:table-cell>
          <table:table-cell table:style-name="ce12" table:formula="of:=AVERAGE([.K52:.K57])" office:value-type="percentage" office:value="0.076493084108016" calcext:value-type="percentage">
            <text:p>7.65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51:.C57])" office:value-type="float" office:value="8.10825176389255" calcext:value-type="float">
            <text:p>8.1</text:p>
          </table:table-cell>
          <table:table-cell table:style-name="ce10" table:formula="of:=COM.MICROSOFT.STDEV.S([.D51:.D57])" office:value-type="float" office:value="1.06084871683007" calcext:value-type="float">
            <text:p>1.06</text:p>
          </table:table-cell>
          <table:table-cell table:style-name="ce12" table:formula="of:=COM.MICROSOFT.STDEV.S([.E52:.E57])" office:value-type="percentage" office:value="0.00372519545886875" calcext:value-type="percentage">
            <text:p>0.37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51:.I57])" office:value-type="float" office:value="10.9942688100058" calcext:value-type="float">
            <text:p>11.0</text:p>
          </table:table-cell>
          <table:table-cell table:style-name="ce10" table:formula="of:=COM.MICROSOFT.STDEV.S([.J51:.J57])" office:value-type="float" office:value="0.541617946526886" calcext:value-type="float">
            <text:p>0.54</text:p>
          </table:table-cell>
          <table:table-cell table:style-name="ce12" table:formula="of:=COM.MICROSOFT.STDEV.S([.K52:.K57])" office:value-type="percentage" office:value="0.0028809391207772" calcext:value-type="percentage">
            <text:p>0.2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51:.C57])" office:value-type="float" office:value="370.77" calcext:value-type="float">
            <text:p>370.77</text:p>
          </table:table-cell>
          <table:table-cell table:style-name="ce2" table:formula="of:=MAX([.D51:.D57])" office:value-type="float" office:value="37.87" calcext:value-type="float">
            <text:p>37.87</text:p>
          </table:table-cell>
          <table:table-cell table:style-name="ce12" table:formula="of:=MAX([.E52:.E57])" office:value-type="percentage" office:value="0.105251314938261" calcext:value-type="percentage">
            <text:p>10.53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51:.I57])" office:value-type="float" office:value="451.84" calcext:value-type="float">
            <text:p>451.84</text:p>
          </table:table-cell>
          <table:table-cell table:style-name="ce2" table:formula="of:=MAX([.J51:.J57])" office:value-type="float" office:value="34.5" calcext:value-type="float">
            <text:p>34.5</text:p>
          </table:table-cell>
          <table:table-cell table:style-name="ce12" table:formula="of:=MAX([.K52:.K57])" office:value-type="percentage" office:value="0.0815867377146241" calcext:value-type="percentage">
            <text:p>8.1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51:.C57])" office:value-type="float" office:value="353.55" calcext:value-type="float">
            <text:p>353.55</text:p>
          </table:table-cell>
          <table:table-cell table:style-name="ce2" table:formula="of:=MIN([.D51:.D57])" office:value-type="float" office:value="35.11" calcext:value-type="float">
            <text:p>35.11</text:p>
          </table:table-cell>
          <table:table-cell table:style-name="ce12" table:formula="of:=MIN([.E52:.E57])" office:value-type="percentage" office:value="0.0946948242845969" calcext:value-type="percentage">
            <text:p>9.47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51:.I57])" office:value-type="float" office:value="422.25" calcext:value-type="float">
            <text:p>422.25</text:p>
          </table:table-cell>
          <table:table-cell table:style-name="ce2" table:formula="of:=MIN([.J51:.J57])" office:value-type="float" office:value="33.04" calcext:value-type="float">
            <text:p>33.04</text:p>
          </table:table-cell>
          <table:table-cell table:style-name="ce12" table:formula="of:=MIN([.K52:.K57])" office:value-type="percentage" office:value="0.0735841072581902" calcext:value-type="percentage">
            <text:p>7.36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63100000" calcext:value-type="float" table:number-columns-spanned="1" table:number-rows-spanned="10">
            <text:p>6.31E+07</text:p>
          </table:table-cell>
          <table:table-cell office:value-type="float" office:value="1" calcext:value-type="float">
            <text:p>1</text:p>
          </table:table-cell>
          <table:table-cell office:value-type="float" office:value="357.37" calcext:value-type="float">
            <text:p>357.37</text:p>
          </table:table-cell>
          <table:table-cell office:value-type="float" office:value="35.95" calcext:value-type="float">
            <text:p>35.95</text:p>
          </table:table-cell>
          <table:table-cell table:formula="of:=[.D64]/[.C64]" office:value-type="percentage" office:value="0.100596020930688" calcext:value-type="percentage">
            <text:p>10.06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429.05" calcext:value-type="float">
            <text:p>429.05</text:p>
          </table:table-cell>
          <table:table-cell office:value-type="float" office:value="30.96" calcext:value-type="float">
            <text:p>30.96</text:p>
          </table:table-cell>
          <table:table-cell table:formula="of:=[.J64]/[.I64]" office:value-type="percentage" office:value="0.0721594219787904" calcext:value-type="percentage">
            <text:p>7.22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55.24" calcext:value-type="float">
            <text:p>355.24</text:p>
          </table:table-cell>
          <table:table-cell office:value-type="float" office:value="36.35" calcext:value-type="float">
            <text:p>36.35</text:p>
          </table:table-cell>
          <table:table-cell table:formula="of:=[.D65]/[.C65]" office:value-type="percentage" office:value="0.102325188604887" calcext:value-type="percentage">
            <text:p>10.23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45.72" calcext:value-type="float">
            <text:p>445.72</text:p>
          </table:table-cell>
          <table:table-cell office:value-type="float" office:value="32.9" calcext:value-type="float">
            <text:p>32.9</text:p>
          </table:table-cell>
          <table:table-cell table:formula="of:=[.J65]/[.I65]" office:value-type="percentage" office:value="0.0738131562415866" calcext:value-type="percentage">
            <text:p>7.38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61.8" calcext:value-type="float">
            <text:p>361.8</text:p>
          </table:table-cell>
          <table:table-cell office:value-type="float" office:value="36.15" calcext:value-type="float">
            <text:p>36.15</text:p>
          </table:table-cell>
          <table:table-cell table:formula="of:=[.D66]/[.C66]" office:value-type="percentage" office:value="0.0999170812603648" calcext:value-type="percentage">
            <text:p>9.99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31.28" calcext:value-type="float">
            <text:p>431.28</text:p>
          </table:table-cell>
          <table:table-cell office:value-type="float" office:value="32.82" calcext:value-type="float">
            <text:p>32.82</text:p>
          </table:table-cell>
          <table:table-cell table:formula="of:=[.J66]/[.I66]" office:value-type="percentage" office:value="0.0760990539788537" calcext:value-type="percentage">
            <text:p>7.61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38.75" calcext:value-type="float">
            <text:p>338.75</text:p>
          </table:table-cell>
          <table:table-cell office:value-type="float" office:value="37.3" calcext:value-type="float">
            <text:p>37.3</text:p>
          </table:table-cell>
          <table:table-cell table:formula="of:=[.D67]/[.C67]" office:value-type="percentage" office:value="0.110110701107011" calcext:value-type="percentage">
            <text:p>11.01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34.6" calcext:value-type="float">
            <text:p>434.6</text:p>
          </table:table-cell>
          <table:table-cell office:value-type="float" office:value="33.29" calcext:value-type="float">
            <text:p>33.29</text:p>
          </table:table-cell>
          <table:table-cell table:formula="of:=[.J67]/[.I67]" office:value-type="percentage" office:value="0.0765991716520939" calcext:value-type="percentage">
            <text:p>7.66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46.7" calcext:value-type="float">
            <text:p>346.7</text:p>
          </table:table-cell>
          <table:table-cell office:value-type="float" office:value="37.44" calcext:value-type="float">
            <text:p>37.44</text:p>
          </table:table-cell>
          <table:table-cell table:formula="of:=[.D68]/[.C68]" office:value-type="percentage" office:value="0.10798961638304" calcext:value-type="percentage">
            <text:p>10.80%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41.11" calcext:value-type="float">
            <text:p>441.11</text:p>
          </table:table-cell>
          <table:table-cell office:value-type="float" office:value="32.84" calcext:value-type="float">
            <text:p>32.84</text:p>
          </table:table-cell>
          <table:table-cell table:formula="of:=[.J68]/[.I68]" office:value-type="percentage" office:value="0.0744485502482374" calcext:value-type="percentage">
            <text:p>7.44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54.43" calcext:value-type="float">
            <text:p>354.43</text:p>
          </table:table-cell>
          <table:table-cell office:value-type="float" office:value="37.91" calcext:value-type="float">
            <text:p>37.91</text:p>
          </table:table-cell>
          <table:table-cell table:formula="of:=[.D69]/[.C69]" office:value-type="percentage" office:value="0.106960471743363" calcext:value-type="percentage">
            <text:p>10.70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30.55" calcext:value-type="float">
            <text:p>430.55</text:p>
          </table:table-cell>
          <table:table-cell office:value-type="float" office:value="34.45" calcext:value-type="float">
            <text:p>34.45</text:p>
          </table:table-cell>
          <table:table-cell table:formula="of:=[.J69]/[.I69]" office:value-type="percentage" office:value="0.080013935663686" calcext:value-type="percentage">
            <text:p>8.00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63:.C69])" office:value-type="float" office:value="352.381666666667" calcext:value-type="float">
            <text:p>352.4</text:p>
          </table:table-cell>
          <table:table-cell table:style-name="ce10" table:formula="of:=AVERAGE([.D63:.D69])" office:value-type="float" office:value="36.85" calcext:value-type="float">
            <text:p>36.85</text:p>
          </table:table-cell>
          <table:table-cell table:style-name="ce12" table:formula="of:=AVERAGE([.E64:.E69])" office:value-type="percentage" office:value="0.104649846671559" calcext:value-type="percentage">
            <text:p>10.46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63:.I69])" office:value-type="float" office:value="435.385" calcext:value-type="float">
            <text:p>435.4</text:p>
          </table:table-cell>
          <table:table-cell table:style-name="ce10" table:formula="of:=AVERAGE([.J63:.J69])" office:value-type="float" office:value="32.8766666666667" calcext:value-type="float">
            <text:p>32.88</text:p>
          </table:table-cell>
          <table:table-cell table:style-name="ce12" table:formula="of:=AVERAGE([.K64:.K69])" office:value-type="percentage" office:value="0.0755222149605413" calcext:value-type="percentage">
            <text:p>7.55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63:.C69])" office:value-type="float" office:value="8.29527435752831" calcext:value-type="float">
            <text:p>8.3</text:p>
          </table:table-cell>
          <table:table-cell table:style-name="ce10" table:formula="of:=COM.MICROSOFT.STDEV.S([.D63:.D69])" office:value-type="float" office:value="0.803019302383197" calcext:value-type="float">
            <text:p>0.80</text:p>
          </table:table-cell>
          <table:table-cell table:style-name="ce12" table:formula="of:=COM.MICROSOFT.STDEV.S([.E64:.E69])" office:value-type="percentage" office:value="0.00425559837896053" calcext:value-type="percentage">
            <text:p>0.43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63:.I69])" office:value-type="float" office:value="6.64175503914441" calcext:value-type="float">
            <text:p>6.6</text:p>
          </table:table-cell>
          <table:table-cell table:style-name="ce10" table:formula="of:=COM.MICROSOFT.STDEV.S([.J63:.J69])" office:value-type="float" office:value="1.12471626051492" calcext:value-type="float">
            <text:p>1.12</text:p>
          </table:table-cell>
          <table:table-cell table:style-name="ce12" table:formula="of:=COM.MICROSOFT.STDEV.S([.K64:.K69])" office:value-type="percentage" office:value="0.00272213695838328" calcext:value-type="percentage">
            <text:p>0.27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63:.C69])" office:value-type="float" office:value="361.8" calcext:value-type="float">
            <text:p>361.8</text:p>
          </table:table-cell>
          <table:table-cell table:style-name="ce2" table:formula="of:=MAX([.D63:.D69])" office:value-type="float" office:value="37.91" calcext:value-type="float">
            <text:p>37.91</text:p>
          </table:table-cell>
          <table:table-cell table:style-name="ce12" table:formula="of:=MAX([.E64:.E69])" office:value-type="percentage" office:value="0.110110701107011" calcext:value-type="percentage">
            <text:p>11.01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63:.I69])" office:value-type="float" office:value="445.72" calcext:value-type="float">
            <text:p>445.72</text:p>
          </table:table-cell>
          <table:table-cell table:style-name="ce2" table:formula="of:=MAX([.J63:.J69])" office:value-type="float" office:value="34.45" calcext:value-type="float">
            <text:p>34.45</text:p>
          </table:table-cell>
          <table:table-cell table:style-name="ce12" table:formula="of:=MAX([.K64:.K69])" office:value-type="percentage" office:value="0.080013935663686" calcext:value-type="percentage">
            <text:p>8.00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63:.C69])" office:value-type="float" office:value="338.75" calcext:value-type="float">
            <text:p>338.75</text:p>
          </table:table-cell>
          <table:table-cell table:style-name="ce2" table:formula="of:=MIN([.D63:.D69])" office:value-type="float" office:value="35.95" calcext:value-type="float">
            <text:p>35.95</text:p>
          </table:table-cell>
          <table:table-cell table:style-name="ce12" table:formula="of:=MIN([.E64:.E69])" office:value-type="percentage" office:value="0.0999170812603648" calcext:value-type="percentage">
            <text:p>9.99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63:.I69])" office:value-type="float" office:value="429.05" calcext:value-type="float">
            <text:p>429.05</text:p>
          </table:table-cell>
          <table:table-cell table:style-name="ce2" table:formula="of:=MIN([.J63:.J69])" office:value-type="float" office:value="30.96" calcext:value-type="float">
            <text:p>30.96</text:p>
          </table:table-cell>
          <table:table-cell table:style-name="ce12" table:formula="of:=MIN([.K64:.K69])" office:value-type="percentage" office:value="0.0721594219787904" calcext:value-type="percentage">
            <text:p>7.22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100000000" calcext:value-type="float" table:number-columns-spanned="1" table:number-rows-spanned="10">
            <text:p>1.00E+08</text:p>
          </table:table-cell>
          <table:table-cell office:value-type="float" office:value="1" calcext:value-type="float">
            <text:p>1</text:p>
          </table:table-cell>
          <table:table-cell office:value-type="float" office:value="357.41" calcext:value-type="float">
            <text:p>357.41</text:p>
          </table:table-cell>
          <table:table-cell office:value-type="float" office:value="35.68" calcext:value-type="float">
            <text:p>35.68</text:p>
          </table:table-cell>
          <table:table-cell table:formula="of:=[.D76]/[.C76]" office:value-type="percentage" office:value="0.0998293276629081" calcext:value-type="percentage">
            <text:p>9.98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441.77" calcext:value-type="float">
            <text:p>441.77</text:p>
          </table:table-cell>
          <table:table-cell office:value-type="float" office:value="35.14" calcext:value-type="float">
            <text:p>35.14</text:p>
          </table:table-cell>
          <table:table-cell table:formula="of:=[.J76]/[.I76]" office:value-type="percentage" office:value="0.0795436539375693" calcext:value-type="percentage">
            <text:p>7.95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55.24" calcext:value-type="float">
            <text:p>355.24</text:p>
          </table:table-cell>
          <table:table-cell office:value-type="float" office:value="35.98" calcext:value-type="float">
            <text:p>35.98</text:p>
          </table:table-cell>
          <table:table-cell table:formula="of:=[.D77]/[.C77]" office:value-type="percentage" office:value="0.101283639229816" calcext:value-type="percentage">
            <text:p>10.13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37.19" calcext:value-type="float">
            <text:p>437.19</text:p>
          </table:table-cell>
          <table:table-cell office:value-type="float" office:value="34.88" calcext:value-type="float">
            <text:p>34.88</text:p>
          </table:table-cell>
          <table:table-cell table:formula="of:=[.J77]/[.I77]" office:value-type="percentage" office:value="0.0797822457055285" calcext:value-type="percentage">
            <text:p>7.98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61.99" calcext:value-type="float">
            <text:p>361.99</text:p>
          </table:table-cell>
          <table:table-cell office:value-type="float" office:value="36.22" calcext:value-type="float">
            <text:p>36.22</text:p>
          </table:table-cell>
          <table:table-cell table:formula="of:=[.D78]/[.C78]" office:value-type="percentage" office:value="0.100058012652283" calcext:value-type="percentage">
            <text:p>10.01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29.62" calcext:value-type="float">
            <text:p>429.62</text:p>
          </table:table-cell>
          <table:table-cell office:value-type="float" office:value="34.59" calcext:value-type="float">
            <text:p>34.59</text:p>
          </table:table-cell>
          <table:table-cell table:formula="of:=[.J78]/[.I78]" office:value-type="percentage" office:value="0.0805130114985336" calcext:value-type="percentage">
            <text:p>8.05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40.55" calcext:value-type="float">
            <text:p>340.55</text:p>
          </table:table-cell>
          <table:table-cell office:value-type="float" office:value="37.48" calcext:value-type="float">
            <text:p>37.48</text:p>
          </table:table-cell>
          <table:table-cell table:formula="of:=[.D79]/[.C79]" office:value-type="percentage" office:value="0.110057260314198" calcext:value-type="percentage">
            <text:p>11.01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25.43" calcext:value-type="float">
            <text:p>425.43</text:p>
          </table:table-cell>
          <table:table-cell office:value-type="float" office:value="33.05" calcext:value-type="float">
            <text:p>33.05</text:p>
          </table:table-cell>
          <table:table-cell table:formula="of:=[.J79]/[.I79]" office:value-type="percentage" office:value="0.0776861058223444" calcext:value-type="percentage">
            <text:p>7.77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53.64" calcext:value-type="float">
            <text:p>353.64</text:p>
          </table:table-cell>
          <table:table-cell office:value-type="float" office:value="37.9" calcext:value-type="float">
            <text:p>37.9</text:p>
          </table:table-cell>
          <table:table-cell table:formula="of:=[.D80]/[.C80]" office:value-type="percentage" office:value="0.107171134487049" calcext:value-type="percentage">
            <text:p>10.72%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24.62" calcext:value-type="float">
            <text:p>424.62</text:p>
          </table:table-cell>
          <table:table-cell office:value-type="float" office:value="35.08" calcext:value-type="float">
            <text:p>35.08</text:p>
          </table:table-cell>
          <table:table-cell table:formula="of:=[.J80]/[.I80]" office:value-type="percentage" office:value="0.0826150440393764" calcext:value-type="percentage">
            <text:p>8.26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58.43" calcext:value-type="float">
            <text:p>358.43</text:p>
          </table:table-cell>
          <table:table-cell office:value-type="float" office:value="40.06" calcext:value-type="float">
            <text:p>40.06</text:p>
          </table:table-cell>
          <table:table-cell table:formula="of:=[.D81]/[.C81]" office:value-type="percentage" office:value="0.111765198225595" calcext:value-type="percentage">
            <text:p>11.18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18.97" calcext:value-type="float">
            <text:p>418.97</text:p>
          </table:table-cell>
          <table:table-cell office:value-type="float" office:value="33.41" calcext:value-type="float">
            <text:p>33.41</text:p>
          </table:table-cell>
          <table:table-cell table:formula="of:=[.J81]/[.I81]" office:value-type="percentage" office:value="0.079743179702604" calcext:value-type="percentage">
            <text:p>7.97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75:.C81])" office:value-type="float" office:value="354.543333333333" calcext:value-type="float">
            <text:p>354.5</text:p>
          </table:table-cell>
          <table:table-cell table:style-name="ce10" table:formula="of:=AVERAGE([.D75:.D81])" office:value-type="float" office:value="37.22" calcext:value-type="float">
            <text:p>37.22</text:p>
          </table:table-cell>
          <table:table-cell table:style-name="ce12" table:formula="of:=AVERAGE([.E76:.E81])" office:value-type="percentage" office:value="0.105027428761975" calcext:value-type="percentage">
            <text:p>10.50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75:.I81])" office:value-type="float" office:value="429.6" calcext:value-type="float">
            <text:p>429.6</text:p>
          </table:table-cell>
          <table:table-cell table:style-name="ce10" table:formula="of:=AVERAGE([.J75:.J81])" office:value-type="float" office:value="34.3583333333333" calcext:value-type="float">
            <text:p>34.36</text:p>
          </table:table-cell>
          <table:table-cell table:style-name="ce12" table:formula="of:=AVERAGE([.K76:.K81])" office:value-type="percentage" office:value="0.0799805401176594" calcext:value-type="percentage">
            <text:p>8.00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75:.C81])" office:value-type="float" office:value="7.42821019268213" calcext:value-type="float">
            <text:p>7.4</text:p>
          </table:table-cell>
          <table:table-cell table:style-name="ce10" table:formula="of:=COM.MICROSOFT.STDEV.S([.D75:.D81])" office:value-type="float" office:value="1.64345976525134" calcext:value-type="float">
            <text:p>1.64</text:p>
          </table:table-cell>
          <table:table-cell table:style-name="ce12" table:formula="of:=COM.MICROSOFT.STDEV.S([.E76:.E81])" office:value-type="percentage" office:value="0.00531081026949415" calcext:value-type="percentage">
            <text:p>0.53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75:.I81])" office:value-type="float" office:value="8.49592372847119" calcext:value-type="float">
            <text:p>8.5</text:p>
          </table:table-cell>
          <table:table-cell table:style-name="ce10" table:formula="of:=COM.MICROSOFT.STDEV.S([.J75:.J81])" office:value-type="float" office:value="0.902073537283225" calcext:value-type="float">
            <text:p>0.90</text:p>
          </table:table-cell>
          <table:table-cell table:style-name="ce12" table:formula="of:=COM.MICROSOFT.STDEV.S([.K76:.K81])" office:value-type="percentage" office:value="0.00159844271685794" calcext:value-type="percentage">
            <text:p>0.1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75:.C81])" office:value-type="float" office:value="361.99" calcext:value-type="float">
            <text:p>361.99</text:p>
          </table:table-cell>
          <table:table-cell table:style-name="ce2" table:formula="of:=MAX([.D75:.D81])" office:value-type="float" office:value="40.06" calcext:value-type="float">
            <text:p>40.06</text:p>
          </table:table-cell>
          <table:table-cell table:style-name="ce12" table:formula="of:=MAX([.E76:.E81])" office:value-type="percentage" office:value="0.111765198225595" calcext:value-type="percentage">
            <text:p>11.18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75:.I81])" office:value-type="float" office:value="441.77" calcext:value-type="float">
            <text:p>441.77</text:p>
          </table:table-cell>
          <table:table-cell table:style-name="ce2" table:formula="of:=MAX([.J75:.J81])" office:value-type="float" office:value="35.14" calcext:value-type="float">
            <text:p>35.14</text:p>
          </table:table-cell>
          <table:table-cell table:style-name="ce12" table:formula="of:=MAX([.K76:.K81])" office:value-type="percentage" office:value="0.0826150440393764" calcext:value-type="percentage">
            <text:p>8.2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75:.C81])" office:value-type="float" office:value="340.55" calcext:value-type="float">
            <text:p>340.55</text:p>
          </table:table-cell>
          <table:table-cell table:style-name="ce2" table:formula="of:=MIN([.D75:.D81])" office:value-type="float" office:value="35.68" calcext:value-type="float">
            <text:p>35.68</text:p>
          </table:table-cell>
          <table:table-cell table:style-name="ce12" table:formula="of:=MIN([.E76:.E81])" office:value-type="percentage" office:value="0.0998293276629081" calcext:value-type="percentage">
            <text:p>9.98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75:.I81])" office:value-type="float" office:value="418.97" calcext:value-type="float">
            <text:p>418.97</text:p>
          </table:table-cell>
          <table:table-cell table:style-name="ce2" table:formula="of:=MIN([.J75:.J81])" office:value-type="float" office:value="33.05" calcext:value-type="float">
            <text:p>33.05</text:p>
          </table:table-cell>
          <table:table-cell table:style-name="ce12" table:formula="of:=MIN([.K76:.K81])" office:value-type="percentage" office:value="0.0776861058223444" calcext:value-type="percentage">
            <text:p>7.77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158000000" calcext:value-type="float" table:number-columns-spanned="1" table:number-rows-spanned="10">
            <text:p>1.58E+08</text:p>
          </table:table-cell>
          <table:table-cell office:value-type="float" office:value="1" calcext:value-type="float">
            <text:p>1</text:p>
          </table:table-cell>
          <table:table-cell office:value-type="float" office:value="268.19" calcext:value-type="float">
            <text:p>268.19</text:p>
          </table:table-cell>
          <table:table-cell office:value-type="float" office:value="41.79" calcext:value-type="float">
            <text:p>41.79</text:p>
          </table:table-cell>
          <table:table-cell table:formula="of:=[.D88]/[.C88]" office:value-type="percentage" office:value="0.155822364741415" calcext:value-type="percentage">
            <text:p>15.58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267.58" calcext:value-type="float">
            <text:p>267.58</text:p>
          </table:table-cell>
          <table:table-cell office:value-type="float" office:value="43.94" calcext:value-type="float">
            <text:p>43.94</text:p>
          </table:table-cell>
          <table:table-cell table:formula="of:=[.J88]/[.I88]" office:value-type="percentage" office:value="0.164212571941102" calcext:value-type="percentage">
            <text:p>16.42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321.25" calcext:value-type="float">
            <text:p>321.25</text:p>
          </table:table-cell>
          <table:table-cell office:value-type="float" office:value="40.09" calcext:value-type="float">
            <text:p>40.09</text:p>
          </table:table-cell>
          <table:table-cell table:formula="of:=[.D89]/[.C89]" office:value-type="percentage" office:value="0.124793774319066" calcext:value-type="percentage">
            <text:p>12.48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26.54" calcext:value-type="float">
            <text:p>426.54</text:p>
          </table:table-cell>
          <table:table-cell office:value-type="float" office:value="36.38" calcext:value-type="float">
            <text:p>36.38</text:p>
          </table:table-cell>
          <table:table-cell table:formula="of:=[.J89]/[.I89]" office:value-type="percentage" office:value="0.0852909457495194" calcext:value-type="percentage">
            <text:p>8.53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20.55" calcext:value-type="float">
            <text:p>320.55</text:p>
          </table:table-cell>
          <table:table-cell office:value-type="float" office:value="40.64" calcext:value-type="float">
            <text:p>40.64</text:p>
          </table:table-cell>
          <table:table-cell table:formula="of:=[.D90]/[.C90]" office:value-type="percentage" office:value="0.12678209327718" calcext:value-type="percentage">
            <text:p>12.68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26.94" calcext:value-type="float">
            <text:p>426.94</text:p>
          </table:table-cell>
          <table:table-cell office:value-type="float" office:value="36.87" calcext:value-type="float">
            <text:p>36.87</text:p>
          </table:table-cell>
          <table:table-cell table:formula="of:=[.J90]/[.I90]" office:value-type="percentage" office:value="0.0863587389328711" calcext:value-type="percentage">
            <text:p>8.64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320.1" calcext:value-type="float">
            <text:p>320.1</text:p>
          </table:table-cell>
          <table:table-cell office:value-type="float" office:value="40.7" calcext:value-type="float">
            <text:p>40.7</text:p>
          </table:table-cell>
          <table:table-cell table:formula="of:=[.D91]/[.C91]" office:value-type="percentage" office:value="0.127147766323024" calcext:value-type="percentage">
            <text:p>12.71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63.51" calcext:value-type="float">
            <text:p>363.51</text:p>
          </table:table-cell>
          <table:table-cell office:value-type="float" office:value="33.71" calcext:value-type="float">
            <text:p>33.71</text:p>
          </table:table-cell>
          <table:table-cell table:formula="of:=[.J91]/[.I91]" office:value-type="percentage" office:value="0.0927347253170477" calcext:value-type="percentage">
            <text:p>9.27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13.08" calcext:value-type="float">
            <text:p>313.08</text:p>
          </table:table-cell>
          <table:table-cell office:value-type="float" office:value="41.44" calcext:value-type="float">
            <text:p>41.44</text:p>
          </table:table-cell>
          <table:table-cell table:formula="of:=[.D92]/[.C92]" office:value-type="percentage" office:value="0.132362335505302" calcext:value-type="percentage">
            <text:p>13.24%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360.58" calcext:value-type="float">
            <text:p>360.58</text:p>
          </table:table-cell>
          <table:table-cell office:value-type="float" office:value="33.45" calcext:value-type="float">
            <text:p>33.45</text:p>
          </table:table-cell>
          <table:table-cell table:formula="of:=[.J92]/[.I92]" office:value-type="percentage" office:value="0.0927672083864884" calcext:value-type="percentage">
            <text:p>9.28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313.23" calcext:value-type="float">
            <text:p>313.23</text:p>
          </table:table-cell>
          <table:table-cell office:value-type="float" office:value="42.4" calcext:value-type="float">
            <text:p>42.4</text:p>
          </table:table-cell>
          <table:table-cell table:formula="of:=[.D93]/[.C93]" office:value-type="percentage" office:value="0.135363790186125" calcext:value-type="percentage">
            <text:p>13.54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63.44" calcext:value-type="float">
            <text:p>363.44</text:p>
          </table:table-cell>
          <table:table-cell office:value-type="float" office:value="33.28" calcext:value-type="float">
            <text:p>33.28</text:p>
          </table:table-cell>
          <table:table-cell table:formula="of:=[.J93]/[.I93]" office:value-type="percentage" office:value="0.0915694475016509" calcext:value-type="percentage">
            <text:p>9.1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89:.C93])" office:value-type="float" office:value="317.642" calcext:value-type="float">
            <text:p>317.6</text:p>
          </table:table-cell>
          <table:table-cell table:style-name="ce10" table:formula="of:=AVERAGE([.D89:.D93])" office:value-type="float" office:value="41.054" calcext:value-type="float">
            <text:p>41.05</text:p>
          </table:table-cell>
          <table:table-cell table:style-name="ce12" table:formula="of:=AVERAGE([.E88:.E93])" office:value-type="percentage" office:value="0.133712020725352" calcext:value-type="percentage">
            <text:p>13.37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89:.I93])" office:value-type="float" office:value="388.202" calcext:value-type="float">
            <text:p>388.2</text:p>
          </table:table-cell>
          <table:table-cell table:style-name="ce9" table:formula="of:=AVERAGE([.J89:.J93])" office:value-type="float" office:value="34.738" calcext:value-type="float">
            <text:p>34.7</text:p>
          </table:table-cell>
          <table:table-cell table:style-name="ce12" table:formula="of:=AVERAGE([.K91:.K93])" office:value-type="percentage" office:value="0.0923571270683957" calcext:value-type="percentage">
            <text:p>9.24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89:.C93])" office:value-type="float" office:value="4.11683980742511" calcext:value-type="float">
            <text:p>4.1</text:p>
          </table:table-cell>
          <table:table-cell table:style-name="ce10" table:formula="of:=COM.MICROSOFT.STDEV.S([.D89:.D93])" office:value-type="float" office:value="0.892569325038675" calcext:value-type="float">
            <text:p>0.89</text:p>
          </table:table-cell>
          <table:table-cell table:style-name="ce12" table:formula="of:=COM.MICROSOFT.STDEV.S([.E88:.E93])" office:value-type="percentage" office:value="0.0115244588099576" calcext:value-type="percentage">
            <text:p>1.15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89:.I93])" office:value-type="float" office:value="35.2003596572535" calcext:value-type="float">
            <text:p>35.2</text:p>
          </table:table-cell>
          <table:table-cell table:style-name="ce9" table:formula="of:=COM.MICROSOFT.STDEV.S([.J89:.J93])" office:value-type="float" office:value="1.73803624818356" calcext:value-type="float">
            <text:p>1.7</text:p>
          </table:table-cell>
          <table:table-cell table:style-name="ce12" table:formula="of:=COM.MICROSOFT.STDEV.S([.K91:.K93])" office:value-type="percentage" office:value="0.000682343837336061" calcext:value-type="percentage">
            <text:p>0.07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89:.C93])" office:value-type="float" office:value="321.25" calcext:value-type="float">
            <text:p>321.25</text:p>
          </table:table-cell>
          <table:table-cell table:style-name="ce2" table:formula="of:=MAX([.D89:.D93])" office:value-type="float" office:value="42.4" calcext:value-type="float">
            <text:p>42.4</text:p>
          </table:table-cell>
          <table:table-cell table:style-name="ce12" table:formula="of:=MAX([.E88:.E93])" office:value-type="percentage" office:value="0.155822364741415" calcext:value-type="percentage">
            <text:p>15.58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91:.I93])" office:value-type="float" office:value="363.51" calcext:value-type="float">
            <text:p>363.51</text:p>
          </table:table-cell>
          <table:table-cell table:style-name="ce2" table:formula="of:=MAX([.J91:.J93])" office:value-type="float" office:value="33.71" calcext:value-type="float">
            <text:p>33.71</text:p>
          </table:table-cell>
          <table:table-cell table:style-name="ce12" table:formula="of:=MAX([.K91:.K93])" office:value-type="percentage" office:value="0.0927672083864884" calcext:value-type="percentage">
            <text:p>9.28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89:.C93])" office:value-type="float" office:value="313.08" calcext:value-type="float">
            <text:p>313.08</text:p>
          </table:table-cell>
          <table:table-cell table:style-name="ce2" table:formula="of:=MIN([.D89:.D93])" office:value-type="float" office:value="40.09" calcext:value-type="float">
            <text:p>40.09</text:p>
          </table:table-cell>
          <table:table-cell table:style-name="ce12" table:formula="of:=MIN([.E88:.E93])" office:value-type="percentage" office:value="0.124793774319066" calcext:value-type="percentage">
            <text:p>12.48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91:.I93])" office:value-type="float" office:value="360.58" calcext:value-type="float">
            <text:p>360.58</text:p>
          </table:table-cell>
          <table:table-cell table:style-name="ce2" table:formula="of:=MIN([.J87:.J93])" office:value-type="float" office:value="33.28" calcext:value-type="float">
            <text:p>33.28</text:p>
          </table:table-cell>
          <table:table-cell table:style-name="ce12" table:formula="of:=MIN([.K88:.K93])" office:value-type="percentage" office:value="0.0852909457495194" calcext:value-type="percentage">
            <text:p>8.53%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style-name="ce5" office:value-type="float" office:value="398000000" calcext:value-type="float" table:number-columns-spanned="1" table:number-rows-spanned="10">
            <text:p>3.98E+08</text:p>
          </table:table-cell>
          <table:table-cell office:value-type="float" office:value="1" calcext:value-type="float">
            <text:p>1</text:p>
          </table:table-cell>
          <table:table-cell office:value-type="float" office:value="239.74" calcext:value-type="float">
            <text:p>239.74</text:p>
          </table:table-cell>
          <table:table-cell office:value-type="float" office:value="46.86" calcext:value-type="float">
            <text:p>46.86</text:p>
          </table:table-cell>
          <table:table-cell table:formula="of:=[.D100]/[.C100]" office:value-type="percentage" office:value="0.195461750229415" calcext:value-type="percentage">
            <text:p>19.55%</text:p>
          </table:table-cell>
          <table:table-cell/>
          <table:table-cell table:style-name="ce5" table:number-columns-spanned="1" table:number-rows-spanned="10"/>
          <table:table-cell office:value-type="float" office:value="1" calcext:value-type="float">
            <text:p>1</text:p>
          </table:table-cell>
          <table:table-cell office:value-type="float" office:value="239.63" calcext:value-type="float">
            <text:p>239.63</text:p>
          </table:table-cell>
          <table:table-cell office:value-type="float" office:value="47.43" calcext:value-type="float">
            <text:p>47.43</text:p>
          </table:table-cell>
          <table:table-cell table:formula="of:=[.J100]/[.I100]" office:value-type="percentage" office:value="0.197930142302717" calcext:value-type="percentage">
            <text:p>19.79%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243.85" calcext:value-type="float">
            <text:p>243.85</text:p>
          </table:table-cell>
          <table:table-cell office:value-type="float" office:value="44.78" calcext:value-type="float">
            <text:p>44.78</text:p>
          </table:table-cell>
          <table:table-cell table:formula="of:=[.D101]/[.C101]" office:value-type="percentage" office:value="0.183637482058643" calcext:value-type="percentage">
            <text:p>18.36%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40.07" calcext:value-type="float">
            <text:p>340.07</text:p>
          </table:table-cell>
          <table:table-cell office:value-type="float" office:value="36.7" calcext:value-type="float">
            <text:p>36.7</text:p>
          </table:table-cell>
          <table:table-cell table:formula="of:=[.J101]/[.I101]" office:value-type="percentage" office:value="0.107918957861617" calcext:value-type="percentage">
            <text:p>10.79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45.16" calcext:value-type="float">
            <text:p>45.16</text:p>
          </table:table-cell>
          <table:table-cell table:formula="of:=[.D102]/[.C102]" office:value-type="percentage" office:value="0.19135593220339" calcext:value-type="percentage">
            <text:p>19.14%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347.26" calcext:value-type="float">
            <text:p>347.26</text:p>
          </table:table-cell>
          <table:table-cell office:value-type="float" office:value="39.21" calcext:value-type="float">
            <text:p>39.21</text:p>
          </table:table-cell>
          <table:table-cell table:formula="of:=[.J102]/[.I102]" office:value-type="percentage" office:value="0.112912515118355" calcext:value-type="percentage">
            <text:p>11.29%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39.73" calcext:value-type="float">
            <text:p>239.73</text:p>
          </table:table-cell>
          <table:table-cell office:value-type="float" office:value="47.47" calcext:value-type="float">
            <text:p>47.47</text:p>
          </table:table-cell>
          <table:table-cell table:formula="of:=[.D103]/[.C103]" office:value-type="percentage" office:value="0.198014432903683" calcext:value-type="percentage">
            <text:p>19.80%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40.01" calcext:value-type="float">
            <text:p>340.01</text:p>
          </table:table-cell>
          <table:table-cell office:value-type="float" office:value="37.96" calcext:value-type="float">
            <text:p>37.96</text:p>
          </table:table-cell>
          <table:table-cell table:formula="of:=[.J103]/[.I103]" office:value-type="percentage" office:value="0.111643775183083" calcext:value-type="percentage">
            <text:p>11.16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45.26" calcext:value-type="float">
            <text:p>245.26</text:p>
          </table:table-cell>
          <table:table-cell office:value-type="float" office:value="43.73" calcext:value-type="float">
            <text:p>43.73</text:p>
          </table:table-cell>
          <table:table-cell table:formula="of:=[.D104]/[.C104]" office:value-type="percentage" office:value="0.178300578977412" calcext:value-type="percentage">
            <text:p>17.83%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342.48" calcext:value-type="float">
            <text:p>342.48</text:p>
          </table:table-cell>
          <table:table-cell office:value-type="float" office:value="35.69" calcext:value-type="float">
            <text:p>35.69</text:p>
          </table:table-cell>
          <table:table-cell table:formula="of:=[.J104]/[.I104]" office:value-type="percentage" office:value="0.104210464844662" calcext:value-type="percentage">
            <text:p>10.42%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float" office:value="256.44" calcext:value-type="float">
            <text:p>256.44</text:p>
          </table:table-cell>
          <table:table-cell office:value-type="float" office:value="44.87" calcext:value-type="float">
            <text:p>44.87</text:p>
          </table:table-cell>
          <table:table-cell table:formula="of:=[.D105]/[.C105]" office:value-type="percentage" office:value="0.174972703166433" calcext:value-type="percentage">
            <text:p>17.50%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42.72" calcext:value-type="float">
            <text:p>342.72</text:p>
          </table:table-cell>
          <table:table-cell office:value-type="float" office:value="38.18" calcext:value-type="float">
            <text:p>38.18</text:p>
          </table:table-cell>
          <table:table-cell table:formula="of:=[.J105]/[.I105]" office:value-type="percentage" office:value="0.11140289449113" calcext:value-type="percentage">
            <text:p>11.14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C99:.C105])" office:value-type="float" office:value="243.503333333333" calcext:value-type="float">
            <text:p>243.5</text:p>
          </table:table-cell>
          <table:table-cell table:style-name="ce10" table:formula="of:=AVERAGE([.D99:.D105])" office:value-type="float" office:value="45.4783333333333" calcext:value-type="float">
            <text:p>45.48</text:p>
          </table:table-cell>
          <table:table-cell table:style-name="ce12" table:formula="of:=AVERAGE([.E100:.E105])" office:value-type="percentage" office:value="0.186957146589829" calcext:value-type="percentage">
            <text:p>18.70%</text:p>
          </table:table-cell>
          <table:table-cell/>
          <table:covered-table-cell/>
          <table:table-cell table:style-name="ce7" office:value-type="string" calcext:value-type="string">
            <text:p>Mean</text:p>
          </table:table-cell>
          <table:table-cell table:style-name="ce9" table:formula="of:=AVERAGE([.I99:.I105])" office:value-type="float" office:value="325.361666666667" calcext:value-type="float">
            <text:p>325.4</text:p>
          </table:table-cell>
          <table:table-cell table:style-name="ce10" table:formula="of:=AVERAGE([.J99:.J105])" office:value-type="float" office:value="39.195" calcext:value-type="float">
            <text:p>39.20</text:p>
          </table:table-cell>
          <table:table-cell table:style-name="ce12" table:formula="of:=AVERAGE([.K100:.K105])" office:value-type="percentage" office:value="0.124336458300261" calcext:value-type="percentage">
            <text:p>12.43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C99:.C105])" office:value-type="float" office:value="7.14512607773065" calcext:value-type="float">
            <text:p>7.1</text:p>
          </table:table-cell>
          <table:table-cell table:style-name="ce10" table:formula="of:=COM.MICROSOFT.STDEV.S([.D99:.D105])" office:value-type="float" office:value="1.40651934457606" calcext:value-type="float">
            <text:p>1.41</text:p>
          </table:table-cell>
          <table:table-cell table:style-name="ce12" table:formula="of:=COM.MICROSOFT.STDEV.S([.E100:.E105])" office:value-type="percentage" office:value="0.00941832679581292" calcext:value-type="percentage">
            <text:p>0.94%</text:p>
          </table:table-cell>
          <table:table-cell/>
          <table:covered-table-cell/>
          <table:table-cell table:style-name="ce7" office:value-type="string" calcext:value-type="string">
            <text:p>Std Dev</text:p>
          </table:table-cell>
          <table:table-cell table:style-name="ce9" table:formula="of:=COM.MICROSOFT.STDEV.S([.I99:.I105])" office:value-type="float" office:value="42.0825699864762" calcext:value-type="float">
            <text:p>42.1</text:p>
          </table:table-cell>
          <table:table-cell table:style-name="ce10" table:formula="of:=COM.MICROSOFT.STDEV.S([.J99:.J105])" office:value-type="float" office:value="4.2161819220712" calcext:value-type="float">
            <text:p>4.22</text:p>
          </table:table-cell>
          <table:table-cell table:style-name="ce12" table:formula="of:=COM.MICROSOFT.STDEV.S([.K100:.K105])" office:value-type="percentage" office:value="0.0361925628095673" calcext:value-type="percentage">
            <text:p>3.62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C99:.C105])" office:value-type="float" office:value="256.44" calcext:value-type="float">
            <text:p>256.44</text:p>
          </table:table-cell>
          <table:table-cell table:style-name="ce2" table:formula="of:=MAX([.D99:.D105])" office:value-type="float" office:value="47.47" calcext:value-type="float">
            <text:p>47.47</text:p>
          </table:table-cell>
          <table:table-cell table:style-name="ce12" table:formula="of:=MAX([.E100:.E105])" office:value-type="percentage" office:value="0.198014432903683" calcext:value-type="percentage">
            <text:p>19.80%</text:p>
          </table:table-cell>
          <table:table-cell/>
          <table:covered-table-cell/>
          <table:table-cell table:style-name="ce7" office:value-type="string" calcext:value-type="string">
            <text:p>Max</text:p>
          </table:table-cell>
          <table:table-cell table:style-name="ce2" table:formula="of:=MAX([.I99:.I105])" office:value-type="float" office:value="347.26" calcext:value-type="float">
            <text:p>347.26</text:p>
          </table:table-cell>
          <table:table-cell table:style-name="ce2" table:formula="of:=MAX([.J99:.J105])" office:value-type="float" office:value="47.43" calcext:value-type="float">
            <text:p>47.43</text:p>
          </table:table-cell>
          <table:table-cell table:style-name="ce12" table:formula="of:=MAX([.K100:.K105])" office:value-type="percentage" office:value="0.197930142302717" calcext:value-type="percentage">
            <text:p>19.79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C99:.C105])" office:value-type="float" office:value="236" calcext:value-type="float">
            <text:p>236</text:p>
          </table:table-cell>
          <table:table-cell table:style-name="ce2" table:formula="of:=MIN([.D99:.D105])" office:value-type="float" office:value="43.73" calcext:value-type="float">
            <text:p>43.73</text:p>
          </table:table-cell>
          <table:table-cell table:style-name="ce12" table:formula="of:=MIN([.E100:.E105])" office:value-type="percentage" office:value="0.174972703166433" calcext:value-type="percentage">
            <text:p>17.50%</text:p>
          </table:table-cell>
          <table:table-cell/>
          <table:covered-table-cell/>
          <table:table-cell table:style-name="ce7" office:value-type="string" calcext:value-type="string">
            <text:p>Min</text:p>
          </table:table-cell>
          <table:table-cell table:style-name="ce2" table:formula="of:=MIN([.I99:.I105])" office:value-type="float" office:value="239.63" calcext:value-type="float">
            <text:p>239.63</text:p>
          </table:table-cell>
          <table:table-cell table:style-name="ce2" table:formula="of:=MIN([.J99:.J105])" office:value-type="float" office:value="35.69" calcext:value-type="float">
            <text:p>35.69</text:p>
          </table:table-cell>
          <table:table-cell table:style-name="ce12" table:formula="of:=MIN([.K100:.K105])" office:value-type="percentage" office:value="0.104210464844662" calcext:value-type="percentage">
            <text:p>10.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5" number:min-integer-digits="1"/>
    </number:number-style>
    <number:number-style style:name="N126">
      <number:scientific-number number:decimal-places="0" number:min-integer-digits="1" number:min-exponent-digits="1"/>
    </number:number-style>
    <number:percentage-style style:name="N127">
      <number:number number:decimal-places="1" number:min-integer-digits="1"/>
      <number:text>%</number:text>
    </number:percentag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7:39:01.527163227</meta:creation-date>
    <dc:date>2017-07-20T17:40:09.197532355</dc:date>
    <meta:editing-duration>P0D</meta:editing-duration>
    <meta:editing-cycles>1</meta:editing-cycles>
    <meta:document-statistic meta:table-count="1" meta:cell-count="758" meta:object-count="0"/>
    <meta:generator>LibreOffice/4.2.8.2$Linux_X86_64 LibreOffice_project/420m0$Build-2</meta:generator>
  </office:meta>
</office:document-meta>
</file>